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P2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P7" style:family="paragraph" style:parent-style-name="Footer"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P8" style:family="paragraph" style:parent-style-name="Footer">
      <style:paragraph-properties>
        <style:tab-stops>
          <style:tab-stop style:position="8.5cm" style:type="center"/>
          <style:tab-stop style:position="10.107cm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P9" style:family="paragraph" style:parent-style-name="Footer">
      <style:paragraph-properties>
        <style:tab-stops>
          <style:tab-stop style:position="8.5cm" style:type="center"/>
          <style:tab-stop style:position="20.294cm"/>
          <style:tab-stop style:position="25.698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P10" style:family="paragraph" style:parent-style-name="Header">
      <style:paragraph-properties fo:text-align="start" style:justify-single-word="false"/>
      <style:text-properties officeooo:paragraph-rsid="00285625"/>
    </style:style>
    <style:style style:name="P11" style:family="paragraph" style:parent-style-name="Header">
      <style:paragraph-properties fo:text-align="start" style:justify-single-word="false"/>
      <style:text-properties officeooo:paragraph-rsid="002a4066"/>
    </style:style>
    <style:style style:name="P12" style:family="paragraph" style:parent-style-name="Header">
      <style:paragraph-properties fo:text-align="start" style:justify-single-word="false"/>
      <style:text-properties officeooo:paragraph-rsid="001f531f"/>
    </style:style>
    <style:style style:name="P13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officeooo:paragraph-rsid="002a4066"/>
    </style:style>
    <style:style style:name="P14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officeooo:paragraph-rsid="001f531f"/>
    </style:style>
    <style:style style:name="P15" style:family="paragraph" style:parent-style-name="Header">
      <style:paragraph-properties fo:text-align="start" style:justify-single-word="false"/>
      <style:text-properties fo:font-weight="normal" officeooo:rsid="002a4066" officeooo:paragraph-rsid="002a4066" style:font-weight-asian="normal" style:font-weight-complex="normal"/>
    </style:style>
    <style:style style:name="P16" style:family="paragraph" style:parent-style-name="Standard" style:master-page-name="ΔΙΑΒΙΒΑΣΤΙΚΟ">
      <style:paragraph-properties style:page-number="auto"/>
      <style:text-properties style:font-name="Liberation Sans" fo:font-style="normal" officeooo:rsid="0046dbb3" officeooo:paragraph-rsid="0046dbb3" style:font-style-asian="normal" style:font-name-complex="Ari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a406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440a8e" style:font-weight-asian="bold" style:font-weight-complex="bold"/>
    </style:style>
    <style:style style:name="T4" style:family="text">
      <style:text-properties officeooo:rsid="00285625"/>
    </style:style>
    <style:style style:name="T5" style:family="text">
      <style:text-properties style:font-name="Arial" style:text-underline-style="none"/>
    </style:style>
    <style:style style:name="T6" style:family="text">
      <style:text-properties style:font-name="Arial" style:text-underline-style="none" fo:font-weight="normal" officeooo:rsid="00285625" style:font-weight-asian="normal" style:font-weight-complex="normal"/>
    </style:style>
    <style:style style:name="T7" style:family="text">
      <style:text-properties style:font-name="Arial" style:text-underline-style="none" fo:font-weight="normal" officeooo:rsid="002a4066" style:font-weight-asian="normal" style:font-weight-complex="normal"/>
    </style:style>
    <style:style style:name="T8" style:family="text">
      <style:text-properties style:font-name="Arial" style:text-underline-style="none" fo:font-weight="bold" officeooo:rsid="00285625" style:font-weight-asian="bold" style:font-weight-complex="bold"/>
    </style:style>
    <style:style style:name="T9" style:family="text">
      <style:text-properties style:font-name="Arial" style:text-underline-style="none" fo:font-weight="bold" officeooo:rsid="0040dfa8" style:font-weight-asian="bold" style:font-weight-complex="bold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officeooo:rsid="002a4066" style:font-weight-asian="bold" style:font-weight-complex="bold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1f531f" style:font-weight-asian="bold" style:font-weight-complex="bold"/>
    </style:style>
    <style:style style:name="T13" style:family="text">
      <style:text-properties officeooo:rsid="00428307"/>
    </style:style>
    <style:style style:name="T14" style:family="text">
      <style:text-properties officeooo:rsid="0040dfa8"/>
    </style:style>
    <style:style style:name="T15" style:family="text">
      <style:text-properties officeooo:rsid="003db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ΑΣΦΑΛΕΙΑΣ"/>
        <text:user-field-decl office:value-type="string" office:string-value="" text:name="ΕΠΕΙΓΟΝ"/>
        <text:user-field-decl office:value-type="string" office:string-value="" text:name="ΑΕΑ"/>
        <text:user-field-decl office:value-type="string" office:string-value="Φ.340/" text:name="ΦΑΚΕΛΟΣ"/>
        <text:user-field-decl office:value-type="string" office:string-value="Σ." text:name="ΣΧΕΔΙΟ"/>
        <text:user-field-decl office:value-type="string" office:string-value="" text:name="ΗΜΕΡΟΜΗΝΙΑ"/>
      </text:user-field-decls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NSimSun" style:font-size-asian="10.5pt" style:language-asian="zxx" style:country-asian="none" style:font-name-complex="Droid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NSimSun" style:font-size-asian="10.5pt" style:language-asian="zxx" style:country-asian="none" style:font-name-complex="Droid Sans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>
          <style:tab-stop style:position="1.3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  <style:tab-stop style:position="13cm"/>
          <style:tab-stop style:position="14cm"/>
          <style:tab-stop style:position="15cm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6.99cm" style:type="center"/>
          <style:tab-stop style:position="10.892cm"/>
          <style:tab-stop style:position="12.7cm"/>
          <style:tab-stop style:position="17cm" style:type="right"/>
        </style:tab-stops>
      </style:paragraph-properties>
      <style:text-properties style:font-name="Arial" fo:font-family="Arial" style:font-family-generic="swiss" style:font-pitch="variable" style:text-underline-style="none" fo:font-weight="normal" officeooo:rsid="0024a519" style:font-weight-asian="normal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0.892cm"/>
          <style:tab-stop style:position="17cm" style:type="right"/>
        </style:tab-stops>
      </style:paragraph-properties>
      <style:text-properties style:font-name="Arial" fo:font-family="Arial" style:font-family-generic="swiss" style:font-pitch="variable" style:text-underline-style="none" fo:font-weight="normal" officeooo:rsid="001f531f" style:font-weight-asian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MP2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MP3" style:family="paragraph" style:parent-style-name="Header">
      <style:paragraph-properties fo:text-align="start" style:justify-single-word="false"/>
      <style:text-properties officeooo:paragraph-rsid="00285625"/>
    </style:style>
    <style:style style:name="MP4" style:family="paragraph" style:parent-style-name="Footer"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MP6" style:family="paragraph" style:parent-style-name="Header">
      <style:paragraph-properties fo:text-align="start" style:justify-single-word="false"/>
      <style:text-properties fo:font-weight="normal" officeooo:rsid="002a4066" officeooo:paragraph-rsid="002a4066" style:font-weight-asian="normal" style:font-weight-complex="normal"/>
    </style:style>
    <style:style style:name="MP7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MP8" style:family="paragraph" style:parent-style-name="Footer">
      <style:paragraph-properties>
        <style:tab-stops>
          <style:tab-stop style:position="8.5cm" style:type="center"/>
          <style:tab-stop style:position="10.107cm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MP9" style:family="paragraph" style:parent-style-name="Header">
      <style:paragraph-properties fo:text-align="start" style:justify-single-word="false"/>
      <style:text-properties officeooo:paragraph-rsid="002a4066"/>
    </style:style>
    <style:style style:name="MP10" style:family="paragraph" style:parent-style-name="Header">
      <style:paragraph-properties fo:text-align="start" style:justify-single-word="false"/>
      <style:text-properties officeooo:paragraph-rsid="001f531f"/>
    </style:style>
    <style:style style:name="MP11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officeooo:paragraph-rsid="002a4066"/>
    </style:style>
    <style:style style:name="MP13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officeooo:paragraph-rsid="001f531f"/>
    </style:style>
    <style:style style:name="MP15" style:family="paragraph" style:parent-style-name="Footer">
      <style:paragraph-properties>
        <style:tab-stops>
          <style:tab-stop style:position="8.5cm" style:type="center"/>
          <style:tab-stop style:position="20.294cm"/>
          <style:tab-stop style:position="25.698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officeooo:rsid="00285625"/>
    </style:style>
    <style:style style:name="MT3" style:family="text">
      <style:text-properties style:text-underline-style="solid" style:text-underline-width="auto" style:text-underline-color="font-color" fo:font-weight="bold" officeooo:rsid="002a4066" style:font-weight-asian="bold" style:font-weight-complex="bold"/>
    </style:style>
    <style:style style:name="MT4" style:family="text">
      <style:text-properties style:font-name="Arial" style:text-underline-style="none" fo:font-weight="normal" officeooo:rsid="00285625" style:font-weight-asian="normal" style:font-weight-complex="normal"/>
    </style:style>
    <style:style style:name="MT5" style:family="text">
      <style:text-properties style:font-name="Arial" style:text-underline-style="none" fo:font-weight="bold" officeooo:rsid="00285625" style:font-weight-asian="bold" style:font-weight-complex="bold"/>
    </style:style>
    <style:style style:name="MT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MT7" style:family="text">
      <style:text-properties style:font-name="Arial" style:text-underline-style="none"/>
    </style:style>
    <style:style style:name="MT8" style:family="text">
      <style:text-properties style:text-underline-style="solid" style:text-underline-width="auto" style:text-underline-color="font-color" fo:font-weight="bold" officeooo:rsid="00440a8e" style:font-weight-asian="bold" style:font-weight-complex="bold"/>
    </style:style>
    <style:style style:name="MT9" style:family="text">
      <style:text-properties style:font-name="Arial" style:text-underline-style="none" fo:font-weight="bold" officeooo:rsid="0040dfa8" style:font-weight-asian="bold" style:font-weight-complex="bold"/>
    </style:style>
    <style:style style:name="MT10" style:family="text">
      <style:text-properties officeooo:rsid="00428307"/>
    </style:style>
    <style:style style:name="MT11" style:family="text">
      <style:text-properties style:font-name="Arial" style:text-underline-style="solid" style:text-underline-width="auto" style:text-underline-color="font-color" fo:font-weight="bold" officeooo:rsid="002a4066" style:font-weight-asian="bold" style:font-weight-complex="bold"/>
    </style:style>
    <style:style style:name="MT12" style:family="text">
      <style:text-properties style:font-name="Arial" style:text-underline-style="none" fo:font-weight="normal" officeooo:rsid="002a4066" style:font-weight-asian="normal" style:font-weight-complex="normal"/>
    </style:style>
    <style:style style:name="MT13" style:family="text">
      <style:text-properties style:font-name="Arial" style:text-underline-style="solid" style:text-underline-width="auto" style:text-underline-color="font-color" fo:font-weight="bold" officeooo:rsid="001f531f" style:font-weight-asian="bold" style:font-weight-complex="bold"/>
    </style:style>
    <style:style style:name="MT14" style:family="text">
      <style:text-properties officeooo:rsid="0040dfa8"/>
    </style:style>
    <style:style style:name="MT15" style:family="text">
      <style:text-properties officeooo:rsid="003dbb46"/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499cm" fo:margin-bottom="1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  <style:page-layout style:name="Mpm10">
      <style:page-layout-properties fo:page-width="29.7cm" fo:page-height="21.001cm" style:num-format="1" style:print-orientation="landscape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loext:hidden="true" style:hidden="true" style:page-layout-name="Mpm1" draw:style-name="Mdp1" style:next-style-name="First_20_Page">
      <style:header>
        <text:p text:style-name="MP1"/>
        <text:p text:style-name="MP2"><text:span text:style-name="MT1"><text:user-field-input text:name="ΑΣΦΑΛΕΙΑΣ" text:description=""/></text:span><text:span text:style-name="MT2"><text:tab/><text:tab/></text:span><text:span text:style-name="MT3"><text:user-field-input text:name="ΕΠΕΙΓΟΝ" text:description="ΕΠΕΙΓΟΝ"/></text:span></text:p>
        <text:p text:style-name="MP3"><text:span text:style-name="MT4"><text:tab/><text:tab/></text:span><text:span text:style-name="MT5"><text:user-field-input text:name="ΑΕΑ" text:description=""/></text:span></text:p>
      </style:header>
      <style:footer>
        <text:p text:style-name="MP4"/>
      </style:footer>
    </style:master-page>
    <style:master-page style:name="First_20_Page" loext:hidden="true" style:hidden="true" style:display-name="First Page" style:page-layout-name="Mpm2" draw:style-name="Mdp1"/>
    <style:master-page style:name="Index" loext:hidden="true" style:hidden="true" style:page-layout-name="Mpm2" draw:style-name="Mdp1"/>
    <style:master-page style:name="Left_20_Page" loext:hidden="true" style:hidden="true" style:display-name="Left Page" style:page-layout-name="Mpm3" draw:style-name="Mdp1" style:next-style-name="Right_20_Page"/>
    <style:master-page style:name="Right_20_Page" loext:hidden="true" style:hidden="true" style:display-name="Right Page" style:page-layout-name="Mpm4" draw:style-name="Mdp1" style:next-style-name="Left_20_Page"/>
    <style:master-page style:name="Envelope" loext:hidden="true" style:hidden="true" style:page-layout-name="Mpm5" draw:style-name="Mdp1"/>
    <style:master-page style:name="HTML" loext:hidden="true" style:hidden="true" style:page-layout-name="Mpm6" draw:style-name="Mdp1"/>
    <style:master-page style:name="Footnote" loext:hidden="true" style:hidden="true" style:page-layout-name="Mpm7" draw:style-name="Mdp1"/>
    <style:master-page style:name="Endnote" loext:hidden="true" style:hidden="true" style:page-layout-name="Mpm7" draw:style-name="Mdp1"/>
    <style:master-page style:name="Landscape" loext:hidden="true" style:hidden="true" style:page-layout-name="Mpm8" draw:style-name="Mdp1"/>
    <style:master-page style:name="ΔΙΑΒΙΒΑΣΤΙΚΟ" style:page-layout-name="Mpm9" draw:style-name="Mdp1">
      <style:header>
        <text:user-field-decls>
          <text:user-field-decl office:value-type="string" office:string-value="" text:name="ΑΣΦΑΛΕΙΑΣ"/>
          <text:user-field-decl office:value-type="string" office:string-value="" text:name="ΕΠΕΙΓΟΝ"/>
        </text:user-field-decls>
        <text:p text:style-name="MP5"><text:page-number text:select-page="current">0</text:page-number></text:p>
        <text:p text:style-name="MP6"><text:span text:style-name="MT6"><text:user-field-get text:name="ΑΣΦΑΛΕΙΑΣ"/></text:span><text:span text:style-name="MT7"><text:tab/><text:tab/></text:span><text:span text:style-name="MT6"><text:user-field-get text:name="ΕΠΕΙΓΟΝ"/></text:span></text:p>
        <text:p text:style-name="MP7"><text:tab/><text:tab/></text:p>
      </style:header>
      <style:header-first>
        <text:p text:style-name="MP1"/>
        <text:p text:style-name="MP2"><text:span text:style-name="MT8"><text:user-field-input text:name="ΑΣΦΑΛΕΙΑΣ" text:description=""/></text:span><text:span text:style-name="MT2"><text:tab/><text:tab/></text:span><text:span text:style-name="MT3"><text:user-field-input text:name="ΕΠΕΙΓΟΝ" text:description="ΕΠΕΙΓΟΝ"/></text:span></text:p>
        <text:p text:style-name="MP3"><text:span text:style-name="MT4"><text:tab/><text:tab/></text:span><text:span text:style-name="MT9"><text:user-field-input text:name="ΑΕΑ" text:description=""/></text:span></text:p>
      </style:header-first>
      <style:footer>
        <text:p text:style-name="Footer"/>
      </style:footer>
      <style:footer-first>
        <text:p text:style-name="MP8"/>
      </style:footer-first>
    </style:master-page>
    <style:master-page style:name="ΚΑΘ" style:page-layout-name="Mpm9" draw:style-name="Mdp1">
      <style:header>
        <text:user-field-decls>
          <text:user-field-decl office:value-type="string" office:string-value="" text:name="ΑΣΦΑΛΕΙΑΣ"/>
        </text:user-field-decls>
        <text:p text:style-name="MP5"><text:span text:style-name="MT10">Α-</text:span><text:page-number text:select-page="current">0</text:page-number></text:p>
        <text:p text:style-name="MP5"/>
        <text:p text:style-name="MP9"><text:span text:style-name="MT11"><text:user-field-get text:name="ΑΣΦΑΛΕΙΑΣ"/></text:span><text:span text:style-name="MT12"><text:tab/><text:tab/></text:span></text:p>
      </style:header>
      <style:header-first>
        <text:p text:style-name="MP1"/>
        <text:p text:style-name="MP1"/>
        <text:p text:style-name="MP10"><text:span text:style-name="MT13"><text:user-field-input text:name="ΑΣΦΑΛΕΙΑΣ" text:description=""/></text:span><text:span text:style-name="MT4"><text:tab/><text:tab/></text:span><text:span text:style-name="MT5"><text:user-field-input text:name="ΑΕΑ" text:description=""/></text:span></text:p>
      </style:header-first>
      <style:footer>
        <text:p text:style-name="MP8"/>
      </style:footer>
      <style:footer-first>
        <text:p text:style-name="MP8"/>
      </style:footer-first>
    </style:master-page>
    <style:master-page style:name="ΟΡΙΖ" style:page-layout-name="Mpm10" draw:style-name="Mdp1">
      <style:header>
        <text:user-field-decls>
          <text:user-field-decl office:value-type="string" office:string-value="" text:name="ΑΣΦΑΛΕΙΑΣ"/>
        </text:user-field-decls>
        <text:p text:style-name="MP11"><text:span text:style-name="MT14">Γ</text:span><text:span text:style-name="MT15">-</text:span><text:page-number text:select-page="current">0</text:page-number></text:p>
        <text:p text:style-name="MP11"/>
        <text:p text:style-name="MP12"><text:span text:style-name="MT11"><text:user-field-get text:name="ΑΣΦΑΛΕΙΑΣ"/></text:span><text:span text:style-name="MT12"><text:tab/><text:tab/></text:span></text:p>
      </style:header>
      <style:header-first>
        <text:p text:style-name="MP13"/>
        <text:p text:style-name="MP13"/>
        <text:p text:style-name="MP14"><text:span text:style-name="MT13"><text:user-field-input text:name="ΑΣΦΑΛΕΙΑΣ" text:description=""/></text:span><text:span text:style-name="MT4"><text:tab/><text:tab/></text:span><text:span text:style-name="MT5"><text:user-field-input text:name="ΑΕΑ" text:description=""/></text:span></text:p>
      </style:header-first>
      <style:footer>
        <text:p text:style-name="MP15"/>
      </style:footer>
      <style:footer-first>
        <text:p text:style-name="MP15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7:02:20.086863128</meta:creation-date>
    <dc:title>eggrafo</dc:title>
    <meta:editing-duration>PT8M57S</meta:editing-duration>
    <meta:editing-cycles>11</meta:editing-cycles>
    <meta:generator>LibreOffice/7.3.4.2$Linux_X86_64 LibreOffice_project/30$Build-2</meta:generator>
    <dc:date>2022-06-23T22:09:59.644316021</dc:date>
    <meta:document-statistic meta:table-count="0" meta:image-count="0" meta:object-count="0" meta:page-count="1" meta:paragraph-count="13" meta:word-count="23" meta:character-count="47" meta:non-whitespace-character-count="27"/>
    <meta:template xlink:type="simple" xlink:actuate="onRequest" xlink:title="eggrafo" xlink:href="../ΕΓΓΡΑΦΟ.odt" meta:date="2021-04-08T17:02:19.260716217"/>
  </office:meta>
</office:document-meta>
</file>